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.77" calcext:value-type="float">
            <text:p>62.7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9.43" calcext:value-type="float">
            <text:p>69.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37" calcext:value-type="float">
            <text:p>61.37</text:p>
          </table:table-cell>
          <table:table-cell table:number-columns-repeated="2"/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9" calcext:value-type="float">
            <text:p>59.2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.98" calcext:value-type="float">
            <text:p>56.9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3.11" calcext:value-type="float">
            <text:p>53.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68" calcext:value-type="float">
            <text:p>53.6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0.39" calcext:value-type="float">
            <text:p>40.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4.22" calcext:value-type="float">
            <text:p>34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54:18.512708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59:55.097423480</dc:date>
    <meta:editing-duration>PT5M49S</meta:editing-duration>
    <meta:editing-cycles>3</meta:editing-cycles>
    <meta:document-statistic meta:table-count="1" meta:cell-count="26" meta:object-count="0"/>
  </office:meta>
</office:document-meta>
</file>